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700000245B079CE40.png" manifest:media-type="image/png"/>
  <manifest:file-entry manifest:full-path="Pictures/10000001000001F5000001D567DE42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heet 1 – Concept Map:</text:h>
      <text:p text:style-name="P1"><draw:frame draw:style-name="fr1" draw:name="Image1" text:anchor-type="as-char" svg:width="4.8098in" svg:height="4.5in" draw:z-index="0"><draw:image xlink:href="Pictures/10000001000001F5000001D567DE42B5.png" xlink:type="simple" xlink:show="embed" xlink:actuate="onLoad" draw:mime-type="image/png"/></draw:frame></text:p>
      <text:h text:style-name="Heading_20_1" text:outline-level="1">Sheet 2 – Concept Map:</text:h>
      <text:p text:style-name="P1"><draw:frame draw:style-name="fr1" draw:name="Image2" text:anchor-type="as-char" svg:width="4.2701in" svg:height="4.5in" draw:z-index="1"><draw:image xlink:href="Pictures/100000010000022700000245B079CE40.png" xlink:type="simple" xlink:show="embed" xlink:actuate="onLoad" draw:mime-type="image/png"/></draw:frame></text:p>
      <text:p text:style-name="Standard"><text:soft-pag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8:17:37.477970812</meta:creation-date>
    <dc:date>2025-06-19T18:21:55.565985102</dc:date>
    <meta:editing-duration>PT4M19S</meta:editing-duration>
    <meta:editing-cycles>1</meta:editing-cycles>
    <meta:document-statistic meta:table-count="0" meta:image-count="2" meta:object-count="0" meta:page-count="2" meta:paragraph-count="4" meta:word-count="8" meta:character-count="44" meta:non-whitespace-character-count="36"/>
    <meta:generator>LibreOffice/24.8.7.2$Linux_X86_64 LibreOffice_project/480$Build-2</meta:generator>
  </office:meta>
</office:document-meta>
</file>